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File name :<text:span text:style-name="T1"> lambda1520_100k1_dst.root</text:span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Geant id</text:p>
          </table:table-cell>
          <table:table-cell table:style-name="ce2" office:value-type="string" calcext:value-type="string">
            <text:p>Particle</text:p>
          </table:table-cell>
          <table:table-cell table:style-name="ce2" office:value-type="string" calcext:value-type="string">
            <text:p>No of Particl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itron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ron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on+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uon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on+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on-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on+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ton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uter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File name :<text:span text:style-name="T1"> lambda1520_100k2_dst.root</text:span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Geant id</text:p>
          </table:table-cell>
          <table:table-cell table:style-name="ce2" office:value-type="string" calcext:value-type="string">
            <text:p>Particle</text:p>
          </table:table-cell>
          <table:table-cell table:style-name="ce2" office:value-type="string" calcext:value-type="string">
            <text:p>No of Particl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itron</text:p>
          </table:table-cell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ron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on+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uon-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on+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on-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on+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ton</text:p>
          </table:table-cell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utero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File name :<text:span text:style-name="T1"> lambda1520_100k3_dst.root</text:span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Geant id</text:p>
          </table:table-cell>
          <table:table-cell table:style-name="ce2" office:value-type="string" calcext:value-type="string">
            <text:p>Particle</text:p>
          </table:table-cell>
          <table:table-cell table:style-name="ce2" office:value-type="string" calcext:value-type="string">
            <text:p>No of Particl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itron</text:p>
          </table:table-cell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ron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on+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uon-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on+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on-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on+</text:p>
          </table:table-cell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ton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utero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ito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File name :<text:span text:style-name="T1"> lambda1520_100k4_dst.root</text:span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Geant id</text:p>
          </table:table-cell>
          <table:table-cell table:style-name="ce2" office:value-type="string" calcext:value-type="string">
            <text:p>Particle</text:p>
          </table:table-cell>
          <table:table-cell table:style-name="ce2" office:value-type="string" calcext:value-type="string">
            <text:p>No of Particl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itron</text:p>
          </table:table-cell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ron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on+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uon-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on+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on-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on+</text:p>
          </table:table-cell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ton</text:p>
          </table:table-cell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uter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File name :<text:span text:style-name="T1"> lambda1520_100k5_dst.root</text:span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Geant id</text:p>
          </table:table-cell>
          <table:table-cell table:style-name="ce2" office:value-type="string" calcext:value-type="string">
            <text:p>Particle</text:p>
          </table:table-cell>
          <table:table-cell table:style-name="ce2" office:value-type="string" calcext:value-type="string">
            <text:p>No of Particl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itron</text:p>
          </table:table-cell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ron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on+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uon-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on+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on-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on+</text:p>
          </table:table-cell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ton</text:p>
          </table:table-cell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uter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it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File name :<text:span text:style-name="T1"> lambda1520_100k6_dst.root</text:span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Geant id</text:p>
          </table:table-cell>
          <table:table-cell table:style-name="ce2" office:value-type="string" calcext:value-type="string">
            <text:p>Particle</text:p>
          </table:table-cell>
          <table:table-cell table:style-name="ce2" office:value-type="string" calcext:value-type="string">
            <text:p>No of Particl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itron</text:p>
          </table:table-cell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ron</text:p>
          </table:table-cell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on+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uon-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on+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on-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on+</text:p>
          </table:table-cell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ton</text:p>
          </table:table-cell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uter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File name :<text:span text:style-name="T1"> lambda1520_100k7_dst.root</text:span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Geant id</text:p>
          </table:table-cell>
          <table:table-cell table:style-name="ce2" office:value-type="string" calcext:value-type="string">
            <text:p>Particle</text:p>
          </table:table-cell>
          <table:table-cell table:style-name="ce2" office:value-type="string" calcext:value-type="string">
            <text:p>No of Particl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itron</text:p>
          </table:table-cell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ron</text:p>
          </table:table-cell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on+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uon-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on+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on-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on+</text:p>
          </table:table-cell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ton</text:p>
          </table:table-cell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uter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File name :<text:span text:style-name="T1"> lambda1520_100k8_dst.root</text:span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Geant id</text:p>
          </table:table-cell>
          <table:table-cell table:style-name="ce2" office:value-type="string" calcext:value-type="string">
            <text:p>Particle</text:p>
          </table:table-cell>
          <table:table-cell table:style-name="ce2" office:value-type="string" calcext:value-type="string">
            <text:p>No of Particl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itron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ron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on+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uon-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on+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on-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on+</text:p>
          </table:table-cell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ton</text:p>
          </table:table-cell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uter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File name :<text:span text:style-name="T1"> lambda1520_100k9_dst.root</text:span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Geant id</text:p>
          </table:table-cell>
          <table:table-cell table:style-name="ce2" office:value-type="string" calcext:value-type="string">
            <text:p>Particle</text:p>
          </table:table-cell>
          <table:table-cell table:style-name="ce2" office:value-type="string" calcext:value-type="string">
            <text:p>No of Particl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itron</text:p>
          </table:table-cell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ron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on+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uon-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on+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on-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on+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ton</text:p>
          </table:table-cell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uter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8:22:13.980685920</meta:creation-date>
    <dc:date>2019-02-11T19:30:25.266722981</dc:date>
    <meta:editing-duration>PT47M45S</meta:editing-duration>
    <meta:editing-cycles>13</meta:editing-cycles>
    <meta:generator>LibreOffice/5.1.6.2$Linux_X86_64 LibreOffice_project/10m0$Build-2</meta:generator>
    <meta:document-statistic meta:table-count="1" meta:cell-count="304" meta:object-count="0"/>
  </office:meta>
</office:document-meta>
</file>